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91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457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si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otation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79.409999" calcext:value-type="float">
            <text:p>79.409999</text:p>
          </table:table-cell>
          <table:table-cell office:value-type="float" office:value="-87.977" calcext:value-type="float">
            <text:p>-87.977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65.151" calcext:value-type="float">
            <text:p>65.151</text:p>
          </table:table-cell>
          <table:table-cell office:value-type="float" office:value="-103.619" calcext:value-type="float">
            <text:p>-103.619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81.092" calcext:value-type="float">
            <text:p>81.092</text:p>
          </table:table-cell>
          <table:table-cell office:value-type="float" office:value="-70.358" calcext:value-type="float">
            <text:p>-70.358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74.93" calcext:value-type="float">
            <text:p>74.93</text:p>
          </table:table-cell>
          <table:table-cell office:value-type="float" office:value="-69.583" calcext:value-type="float">
            <text:p>-69.583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93.205" calcext:value-type="float">
            <text:p>93.205</text:p>
          </table:table-cell>
          <table:table-cell office:value-type="float" office:value="-43.307" calcext:value-type="float">
            <text:p>-43.307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20.716" calcext:value-type="float">
            <text:p>120.716</text:p>
          </table:table-cell>
          <table:table-cell office:value-type="float" office:value="-60.706" calcext:value-type="float">
            <text:p>-60.70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42.24" calcext:value-type="float">
            <text:p>142.24</text:p>
          </table:table-cell>
          <table:table-cell office:value-type="float" office:value="-63.373" calcext:value-type="float">
            <text:p>-63.373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152.654" calcext:value-type="float">
            <text:p>152.654</text:p>
          </table:table-cell>
          <table:table-cell office:value-type="float" office:value="-43.119" calcext:value-type="float">
            <text:p>-43.119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139.446" calcext:value-type="float">
            <text:p>139.446</text:p>
          </table:table-cell>
          <table:table-cell office:value-type="float" office:value="-55.692" calcext:value-type="float">
            <text:p>-55.692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154.94" calcext:value-type="float">
            <text:p>154.94</text:p>
          </table:table-cell>
          <table:table-cell office:value-type="float" office:value="-125.73" calcext:value-type="float">
            <text:p>-125.73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81.695999" calcext:value-type="float">
            <text:p>81.695999</text:p>
          </table:table-cell>
          <table:table-cell office:value-type="float" office:value="-75.514" calcext:value-type="float">
            <text:p>-75.514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89.23" calcext:value-type="float">
            <text:p>189.23</text:p>
          </table:table-cell>
          <table:table-cell office:value-type="float" office:value="-125.73" calcext:value-type="float">
            <text:p>-125.73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205.74" calcext:value-type="float">
            <text:p>205.74</text:p>
          </table:table-cell>
          <table:table-cell office:value-type="float" office:value="-125.737555" calcext:value-type="float">
            <text:p>-125.73755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89.535" calcext:value-type="float">
            <text:p>89.535</text:p>
          </table:table-cell>
          <table:table-cell office:value-type="float" office:value="-124.797755" calcext:value-type="float">
            <text:p>-124.79775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106.045" calcext:value-type="float">
            <text:p>106.045</text:p>
          </table:table-cell>
          <table:table-cell office:value-type="float" office:value="-124.797755" calcext:value-type="float">
            <text:p>-124.79775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38.43" calcext:value-type="float">
            <text:p>138.43</text:p>
          </table:table-cell>
          <table:table-cell office:value-type="float" office:value="-125.686755" calcext:value-type="float">
            <text:p>-125.68675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212.461" calcext:value-type="float">
            <text:p>212.461</text:p>
          </table:table-cell>
          <table:table-cell office:value-type="float" office:value="-73.025" calcext:value-type="float">
            <text:p>-73.025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209.941" calcext:value-type="float">
            <text:p>209.941</text:p>
          </table:table-cell>
          <table:table-cell office:value-type="float" office:value="-44.577" calcext:value-type="float">
            <text:p>-44.577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C27</text:p>
          </table:table-cell>
          <table:table-cell office:value-type="float" office:value="99.6312" calcext:value-type="float">
            <text:p>99.6312</text:p>
          </table:table-cell>
          <table:table-cell office:value-type="float" office:value="-57.607199" calcext:value-type="float">
            <text:p>-57.607199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115.731999" calcext:value-type="float">
            <text:p>115.731999</text:p>
          </table:table-cell>
          <table:table-cell office:value-type="float" office:value="-70.954" calcext:value-type="float">
            <text:p>-70.954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29</text:p>
          </table:table-cell>
          <table:table-cell office:value-type="float" office:value="185.486" calcext:value-type="float">
            <text:p>185.486</text:p>
          </table:table-cell>
          <table:table-cell office:value-type="float" office:value="-57.785" calcext:value-type="float">
            <text:p>-57.785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79.409999" calcext:value-type="float">
            <text:p>79.409999</text:p>
          </table:table-cell>
          <table:table-cell office:value-type="float" office:value="-76.166" calcext:value-type="float">
            <text:p>-76.166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30</text:p>
          </table:table-cell>
          <table:table-cell office:value-type="float" office:value="186.69" calcext:value-type="float">
            <text:p>186.69</text:p>
          </table:table-cell>
          <table:table-cell office:value-type="float" office:value="-67.3" calcext:value-type="float">
            <text:p>-67.3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31</text:p>
          </table:table-cell>
          <table:table-cell office:value-type="float" office:value="168.148" calcext:value-type="float">
            <text:p>168.148</text:p>
          </table:table-cell>
          <table:table-cell office:value-type="float" office:value="-66.761" calcext:value-type="float">
            <text:p>-66.761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32</text:p>
          </table:table-cell>
          <table:table-cell office:value-type="float" office:value="157.988" calcext:value-type="float">
            <text:p>157.988</text:p>
          </table:table-cell>
          <table:table-cell office:value-type="float" office:value="-66.761" calcext:value-type="float">
            <text:p>-66.761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33</text:p>
          </table:table-cell>
          <table:table-cell office:value-type="float" office:value="160.528" calcext:value-type="float">
            <text:p>160.528</text:p>
          </table:table-cell>
          <table:table-cell office:value-type="float" office:value="-66.761" calcext:value-type="float">
            <text:p>-66.761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34</text:p>
          </table:table-cell>
          <table:table-cell office:value-type="float" office:value="165.608" calcext:value-type="float">
            <text:p>165.608</text:p>
          </table:table-cell>
          <table:table-cell office:value-type="float" office:value="-66.761" calcext:value-type="float">
            <text:p>-66.761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212.852" calcext:value-type="float">
            <text:p>212.852</text:p>
          </table:table-cell>
          <table:table-cell office:value-type="float" office:value="-50.038" calcext:value-type="float">
            <text:p>-50.038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36</text:p>
          </table:table-cell>
          <table:table-cell office:value-type="float" office:value="212.852" calcext:value-type="float">
            <text:p>212.852</text:p>
          </table:table-cell>
          <table:table-cell office:value-type="float" office:value="-55.118" calcext:value-type="float">
            <text:p>-55.118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37</text:p>
          </table:table-cell>
          <table:table-cell office:value-type="float" office:value="221.8065" calcext:value-type="float">
            <text:p>221.8065</text:p>
          </table:table-cell>
          <table:table-cell office:value-type="float" office:value="-50.038" calcext:value-type="float">
            <text:p>-50.038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57.988" calcext:value-type="float">
            <text:p>157.988</text:p>
          </table:table-cell>
          <table:table-cell office:value-type="float" office:value="-51.1415" calcext:value-type="float">
            <text:p>-51.141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39</text:p>
          </table:table-cell>
          <table:table-cell office:value-type="float" office:value="165.608" calcext:value-type="float">
            <text:p>165.608</text:p>
          </table:table-cell>
          <table:table-cell office:value-type="float" office:value="-51.1415" calcext:value-type="float">
            <text:p>-51.141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04.048" calcext:value-type="float">
            <text:p>104.048</text:p>
          </table:table-cell>
          <table:table-cell office:value-type="float" office:value="-107.86" calcext:value-type="float">
            <text:p>-107.86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40</text:p>
          </table:table-cell>
          <table:table-cell office:value-type="float" office:value="104.647999" calcext:value-type="float">
            <text:p>104.647999</text:p>
          </table:table-cell>
          <table:table-cell office:value-type="float" office:value="-63.995" calcext:value-type="float">
            <text:p>-63.995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41</text:p>
          </table:table-cell>
          <table:table-cell office:value-type="float" office:value="133.477" calcext:value-type="float">
            <text:p>133.477</text:p>
          </table:table-cell>
          <table:table-cell office:value-type="float" office:value="-75.487" calcext:value-type="float">
            <text:p>-75.487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42</text:p>
          </table:table-cell>
          <table:table-cell office:value-type="float" office:value="131.191" calcext:value-type="float">
            <text:p>131.191</text:p>
          </table:table-cell>
          <table:table-cell office:value-type="float" office:value="-76.139" calcext:value-type="float">
            <text:p>-76.139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43</text:p>
          </table:table-cell>
          <table:table-cell office:value-type="float" office:value="155.829001" calcext:value-type="float">
            <text:p>155.829001</text:p>
          </table:table-cell>
          <table:table-cell office:value-type="float" office:value="-107.833" calcext:value-type="float">
            <text:p>-107.833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44</text:p>
          </table:table-cell>
          <table:table-cell office:value-type="float" office:value="131.191" calcext:value-type="float">
            <text:p>131.191</text:p>
          </table:table-cell>
          <table:table-cell office:value-type="float" office:value="-87.95" calcext:value-type="float">
            <text:p>-87.9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45</text:p>
          </table:table-cell>
          <table:table-cell office:value-type="float" office:value="149.860001" calcext:value-type="float">
            <text:p>149.860001</text:p>
          </table:table-cell>
          <table:table-cell office:value-type="float" office:value="-107.833" calcext:value-type="float">
            <text:p>-107.833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46</text:p>
          </table:table-cell>
          <table:table-cell office:value-type="float" office:value="99.6331" calcext:value-type="float">
            <text:p>99.6331</text:p>
          </table:table-cell>
          <table:table-cell office:value-type="float" office:value="-52.0192" calcext:value-type="float">
            <text:p>-52.0192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C47</text:p>
          </table:table-cell>
          <table:table-cell office:value-type="float" office:value="167.513" calcext:value-type="float">
            <text:p>167.513</text:p>
          </table:table-cell>
          <table:table-cell office:value-type="float" office:value="-70.927" calcext:value-type="float">
            <text:p>-70.927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48</text:p>
          </table:table-cell>
          <table:table-cell office:value-type="float" office:value="99.6312" calcext:value-type="float">
            <text:p>99.6312</text:p>
          </table:table-cell>
          <table:table-cell office:value-type="float" office:value="-61.213999" calcext:value-type="float">
            <text:p>-61.213999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C49</text:p>
          </table:table-cell>
          <table:table-cell office:value-type="float" office:value="185.166" calcext:value-type="float">
            <text:p>185.166</text:p>
          </table:table-cell>
          <table:table-cell office:value-type="float" office:value="-75.487" calcext:value-type="float">
            <text:p>-75.487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98.079" calcext:value-type="float">
            <text:p>98.079</text:p>
          </table:table-cell>
          <table:table-cell office:value-type="float" office:value="-107.86" calcext:value-type="float">
            <text:p>-107.86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50</text:p>
          </table:table-cell>
          <table:table-cell office:value-type="float" office:value="182.88" calcext:value-type="float">
            <text:p>182.88</text:p>
          </table:table-cell>
          <table:table-cell office:value-type="float" office:value="-76.139" calcext:value-type="float">
            <text:p>-76.139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51</text:p>
          </table:table-cell>
          <table:table-cell office:value-type="float" office:value="207.518" calcext:value-type="float">
            <text:p>207.518</text:p>
          </table:table-cell>
          <table:table-cell office:value-type="float" office:value="-107.833" calcext:value-type="float">
            <text:p>-107.833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52</text:p>
          </table:table-cell>
          <table:table-cell office:value-type="float" office:value="182.88" calcext:value-type="float">
            <text:p>182.88</text:p>
          </table:table-cell>
          <table:table-cell office:value-type="float" office:value="-87.95" calcext:value-type="float">
            <text:p>-87.9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53</text:p>
          </table:table-cell>
          <table:table-cell office:value-type="float" office:value="201.549" calcext:value-type="float">
            <text:p>201.549</text:p>
          </table:table-cell>
          <table:table-cell office:value-type="float" office:value="-107.833" calcext:value-type="float">
            <text:p>-107.833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54</text:p>
          </table:table-cell>
          <table:table-cell office:value-type="float" office:value="108.712" calcext:value-type="float">
            <text:p>108.712</text:p>
          </table:table-cell>
          <table:table-cell office:value-type="float" office:value="-63.9429" calcext:value-type="float">
            <text:p>-63.9429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55</text:p>
          </table:table-cell>
          <table:table-cell office:value-type="float" office:value="219.202" calcext:value-type="float">
            <text:p>219.202</text:p>
          </table:table-cell>
          <table:table-cell office:value-type="float" office:value="-70.927" calcext:value-type="float">
            <text:p>-70.927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56</text:p>
          </table:table-cell>
          <table:table-cell office:value-type="float" office:value="99.635" calcext:value-type="float">
            <text:p>99.635</text:p>
          </table:table-cell>
          <table:table-cell office:value-type="float" office:value="-64.77" calcext:value-type="float">
            <text:p>-64.77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C57</text:p>
          </table:table-cell>
          <table:table-cell office:value-type="float" office:value="203.266" calcext:value-type="float">
            <text:p>203.266</text:p>
          </table:table-cell>
          <table:table-cell office:value-type="float" office:value="-42.291" calcext:value-type="float">
            <text:p>-42.291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58</text:p>
          </table:table-cell>
          <table:table-cell office:value-type="float" office:value="200.467" calcext:value-type="float">
            <text:p>200.467</text:p>
          </table:table-cell>
          <table:table-cell office:value-type="float" office:value="-57.658" calcext:value-type="float">
            <text:p>-57.658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C59</text:p>
          </table:table-cell>
          <table:table-cell office:value-type="float" office:value="92.11" calcext:value-type="float">
            <text:p>92.11</text:p>
          </table:table-cell>
          <table:table-cell office:value-type="float" office:value="-107.86" calcext:value-type="float">
            <text:p>-107.86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3.568" calcext:value-type="float">
            <text:p>103.568</text:p>
          </table:table-cell>
          <table:table-cell office:value-type="float" office:value="-47.882" calcext:value-type="float">
            <text:p>-47.882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60</text:p>
          </table:table-cell>
          <table:table-cell office:value-type="float" office:value="86.141" calcext:value-type="float">
            <text:p>86.141</text:p>
          </table:table-cell>
          <table:table-cell office:value-type="float" office:value="-107.86" calcext:value-type="float">
            <text:p>-107.86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61</text:p>
          </table:table-cell>
          <table:table-cell office:value-type="float" office:value="143.891001" calcext:value-type="float">
            <text:p>143.891001</text:p>
          </table:table-cell>
          <table:table-cell office:value-type="float" office:value="-107.833" calcext:value-type="float">
            <text:p>-107.833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62</text:p>
          </table:table-cell>
          <table:table-cell office:value-type="float" office:value="137.922001" calcext:value-type="float">
            <text:p>137.922001</text:p>
          </table:table-cell>
          <table:table-cell office:value-type="float" office:value="-107.833" calcext:value-type="float">
            <text:p>-107.833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63</text:p>
          </table:table-cell>
          <table:table-cell office:value-type="float" office:value="195.58" calcext:value-type="float">
            <text:p>195.58</text:p>
          </table:table-cell>
          <table:table-cell office:value-type="float" office:value="-107.833" calcext:value-type="float">
            <text:p>-107.833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64</text:p>
          </table:table-cell>
          <table:table-cell office:value-type="float" office:value="189.611" calcext:value-type="float">
            <text:p>189.611</text:p>
          </table:table-cell>
          <table:table-cell office:value-type="float" office:value="-107.833" calcext:value-type="float">
            <text:p>-107.833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65</text:p>
          </table:table-cell>
          <table:table-cell office:value-type="float" office:value="66.167" calcext:value-type="float">
            <text:p>66.167</text:p>
          </table:table-cell>
          <table:table-cell office:value-type="float" office:value="-98.819" calcext:value-type="float">
            <text:p>-98.819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66</text:p>
          </table:table-cell>
          <table:table-cell office:value-type="float" office:value="81.026" calcext:value-type="float">
            <text:p>81.026</text:p>
          </table:table-cell>
          <table:table-cell office:value-type="float" office:value="-101.587" calcext:value-type="float">
            <text:p>-101.587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08.328" calcext:value-type="float">
            <text:p>108.328</text:p>
          </table:table-cell>
          <table:table-cell office:value-type="float" office:value="-43.122" calcext:value-type="float">
            <text:p>-43.122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18.676" calcext:value-type="float">
            <text:p>118.676</text:p>
          </table:table-cell>
          <table:table-cell office:value-type="float" office:value="-48.39" calcext:value-type="float">
            <text:p>-48.39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13.792" calcext:value-type="float">
            <text:p>113.792</text:p>
          </table:table-cell>
          <table:table-cell office:value-type="float" office:value="-56.962" calcext:value-type="float">
            <text:p>-56.96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82.076999" calcext:value-type="float">
            <text:p>82.076999</text:p>
          </table:table-cell>
          <table:table-cell office:value-type="float" office:value="-82.609" calcext:value-type="float">
            <text:p>-82.609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34.6795" calcext:value-type="float">
            <text:p>134.6795</text:p>
          </table:table-cell>
          <table:table-cell office:value-type="float" office:value="-48.572" calcext:value-type="float">
            <text:p>-48.572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34.7095" calcext:value-type="float">
            <text:p>134.7095</text:p>
          </table:table-cell>
          <table:table-cell office:value-type="float" office:value="-46.443" calcext:value-type="float">
            <text:p>-46.443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34.747" calcext:value-type="float">
            <text:p>134.747</text:p>
          </table:table-cell>
          <table:table-cell office:value-type="float" office:value="-44.323" calcext:value-type="float">
            <text:p>-44.323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74.342" calcext:value-type="float">
            <text:p>174.342</text:p>
          </table:table-cell>
          <table:table-cell office:value-type="float" office:value="-52.07" calcext:value-type="float">
            <text:p>-52.07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33.858" calcext:value-type="float">
            <text:p>133.858</text:p>
          </table:table-cell>
          <table:table-cell office:value-type="float" office:value="-82.582" calcext:value-type="float">
            <text:p>-82.58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85.547" calcext:value-type="float">
            <text:p>185.547</text:p>
          </table:table-cell>
          <table:table-cell office:value-type="float" office:value="-82.582" calcext:value-type="float">
            <text:p>-82.58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FB1</text:p>
          </table:table-cell>
          <table:table-cell office:value-type="float" office:value="124.1805" calcext:value-type="float">
            <text:p>124.1805</text:p>
          </table:table-cell>
          <table:table-cell office:value-type="float" office:value="-60.706" calcext:value-type="float">
            <text:p>-60.706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3.529" calcext:value-type="float">
            <text:p>63.529</text:p>
          </table:table-cell>
          <table:table-cell office:value-type="float" office:value="-49.054" calcext:value-type="float">
            <text:p>-49.054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6.2986" calcext:value-type="float">
            <text:p>146.2986</text:p>
          </table:table-cell>
          <table:table-cell office:value-type="float" office:value="-43.4514" calcext:value-type="float">
            <text:p>-43.451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20.557999" calcext:value-type="float">
            <text:p>120.557999</text:p>
          </table:table-cell>
          <table:table-cell office:value-type="float" office:value="-107.215" calcext:value-type="float">
            <text:p>-107.21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72.339" calcext:value-type="float">
            <text:p>172.339</text:p>
          </table:table-cell>
          <table:table-cell office:value-type="float" office:value="-107.188" calcext:value-type="float">
            <text:p>-107.188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224.028" calcext:value-type="float">
            <text:p>224.028</text:p>
          </table:table-cell>
          <table:table-cell office:value-type="float" office:value="-107.188" calcext:value-type="float">
            <text:p>-107.188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73.025" calcext:value-type="float">
            <text:p>73.025</text:p>
          </table:table-cell>
          <table:table-cell office:value-type="float" office:value="-117.06" calcext:value-type="float">
            <text:p>-117.0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224.536" calcext:value-type="float">
            <text:p>224.536</text:p>
          </table:table-cell>
          <table:table-cell office:value-type="float" office:value="-125.476" calcext:value-type="float">
            <text:p>-125.47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223.44" calcext:value-type="float">
            <text:p>223.44</text:p>
          </table:table-cell>
          <table:table-cell office:value-type="float" office:value="-63.069" calcext:value-type="float">
            <text:p>-63.069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24.796" calcext:value-type="float">
            <text:p>124.796</text:p>
          </table:table-cell>
          <table:table-cell office:value-type="float" office:value="-45.974" calcext:value-type="float">
            <text:p>-45.97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84.96" calcext:value-type="float">
            <text:p>184.96</text:p>
          </table:table-cell>
          <table:table-cell office:value-type="float" office:value="-52.07" calcext:value-type="float">
            <text:p>-52.07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93.85" calcext:value-type="float">
            <text:p>193.85</text:p>
          </table:table-cell>
          <table:table-cell office:value-type="float" office:value="-52.166" calcext:value-type="float">
            <text:p>-52.16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202.74" calcext:value-type="float">
            <text:p>202.74</text:p>
          </table:table-cell>
          <table:table-cell office:value-type="float" office:value="-52.07" calcext:value-type="float">
            <text:p>-52.07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0.355999" calcext:value-type="float">
            <text:p>100.355999</text:p>
          </table:table-cell>
          <table:table-cell office:value-type="float" office:value="-83.142" calcext:value-type="float">
            <text:p>-83.14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Q10</text:p>
          </table:table-cell>
          <table:table-cell office:value-type="float" office:value="193.158" calcext:value-type="float">
            <text:p>193.158</text:p>
          </table:table-cell>
          <table:table-cell office:value-type="float" office:value="-97.085" calcext:value-type="float">
            <text:p>-97.08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Q11</text:p>
          </table:table-cell>
          <table:table-cell office:value-type="float" office:value="100.409" calcext:value-type="float">
            <text:p>100.409</text:p>
          </table:table-cell>
          <table:table-cell office:value-type="float" office:value="-97.112" calcext:value-type="float">
            <text:p>-97.11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office:value-type="float" office:value="152.190001" calcext:value-type="float">
            <text:p>152.190001</text:p>
          </table:table-cell>
          <table:table-cell office:value-type="float" office:value="-97.085" calcext:value-type="float">
            <text:p>-97.08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Q13</text:p>
          </table:table-cell>
          <table:table-cell office:value-type="float" office:value="203.879" calcext:value-type="float">
            <text:p>203.879</text:p>
          </table:table-cell>
          <table:table-cell office:value-type="float" office:value="-97.085" calcext:value-type="float">
            <text:p>-97.08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52.137" calcext:value-type="float">
            <text:p>152.137</text:p>
          </table:table-cell>
          <table:table-cell office:value-type="float" office:value="-83.115" calcext:value-type="float">
            <text:p>-83.11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03.826" calcext:value-type="float">
            <text:p>203.826</text:p>
          </table:table-cell>
          <table:table-cell office:value-type="float" office:value="-83.115" calcext:value-type="float">
            <text:p>-83.11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9.683999" calcext:value-type="float">
            <text:p>89.683999</text:p>
          </table:table-cell>
          <table:table-cell office:value-type="float" office:value="-83.142" calcext:value-type="float">
            <text:p>-83.14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41.465" calcext:value-type="float">
            <text:p>141.465</text:p>
          </table:table-cell>
          <table:table-cell office:value-type="float" office:value="-83.115" calcext:value-type="float">
            <text:p>-83.11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93.154" calcext:value-type="float">
            <text:p>193.154</text:p>
          </table:table-cell>
          <table:table-cell office:value-type="float" office:value="-83.115" calcext:value-type="float">
            <text:p>-83.11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11.03" calcext:value-type="float">
            <text:p>211.03</text:p>
          </table:table-cell>
          <table:table-cell office:value-type="float" office:value="-63.084" calcext:value-type="float">
            <text:p>-63.084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8</text:p>
          </table:table-cell>
          <table:table-cell office:value-type="float" office:value="89.688" calcext:value-type="float">
            <text:p>89.688</text:p>
          </table:table-cell>
          <table:table-cell office:value-type="float" office:value="-97.112" calcext:value-type="float">
            <text:p>-97.11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Q9</text:p>
          </table:table-cell>
          <table:table-cell office:value-type="float" office:value="141.469001" calcext:value-type="float">
            <text:p>141.469001</text:p>
          </table:table-cell>
          <table:table-cell office:value-type="float" office:value="-97.085" calcext:value-type="float">
            <text:p>-97.08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9.342" calcext:value-type="float">
            <text:p>69.342</text:p>
          </table:table-cell>
          <table:table-cell office:value-type="float" office:value="-70.929" calcext:value-type="float">
            <text:p>-70.929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45.415" calcext:value-type="float">
            <text:p>145.415</text:p>
          </table:table-cell>
          <table:table-cell office:value-type="float" office:value="-66.8886" calcext:value-type="float">
            <text:p>-66.8886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47.0406" calcext:value-type="float">
            <text:p>147.0406</text:p>
          </table:table-cell>
          <table:table-cell office:value-type="float" office:value="-66.8886" calcext:value-type="float">
            <text:p>-66.8886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37.985" calcext:value-type="float">
            <text:p>137.985</text:p>
          </table:table-cell>
          <table:table-cell office:value-type="float" office:value="-46.482" calcext:value-type="float">
            <text:p>-46.482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37.985" calcext:value-type="float">
            <text:p>137.985</text:p>
          </table:table-cell>
          <table:table-cell office:value-type="float" office:value="-48.514" calcext:value-type="float">
            <text:p>-48.51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138.0225" calcext:value-type="float">
            <text:p>138.0225</text:p>
          </table:table-cell>
          <table:table-cell office:value-type="float" office:value="-44.295" calcext:value-type="float">
            <text:p>-44.295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99.6677" calcext:value-type="float">
            <text:p>99.6677</text:p>
          </table:table-cell>
          <table:table-cell office:value-type="float" office:value="-55.829199" calcext:value-type="float">
            <text:p>-55.829199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06.425999" calcext:value-type="float">
            <text:p>106.425999</text:p>
          </table:table-cell>
          <table:table-cell office:value-type="float" office:value="-67.4345" calcext:value-type="float">
            <text:p>-67.434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106.425999" calcext:value-type="float">
            <text:p>106.425999</text:p>
          </table:table-cell>
          <table:table-cell office:value-type="float" office:value="-63.9585" calcext:value-type="float">
            <text:p>-63.958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121.666" calcext:value-type="float">
            <text:p>121.666</text:p>
          </table:table-cell>
          <table:table-cell office:value-type="float" office:value="-54.548" calcext:value-type="float">
            <text:p>-54.548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23.19" calcext:value-type="float">
            <text:p>123.19</text:p>
          </table:table-cell>
          <table:table-cell office:value-type="float" office:value="-54.547" calcext:value-type="float">
            <text:p>-54.547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3.441" calcext:value-type="float">
            <text:p>103.441</text:p>
          </table:table-cell>
          <table:table-cell office:value-type="float" office:value="-51.308" calcext:value-type="float">
            <text:p>-51.308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24.841" calcext:value-type="float">
            <text:p>124.841</text:p>
          </table:table-cell>
          <table:table-cell office:value-type="float" office:value="-54.547" calcext:value-type="float">
            <text:p>-54.547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126.44" calcext:value-type="float">
            <text:p>126.44</text:p>
          </table:table-cell>
          <table:table-cell office:value-type="float" office:value="-54.506" calcext:value-type="float">
            <text:p>-54.506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20.798" calcext:value-type="float">
            <text:p>120.798</text:p>
          </table:table-cell>
          <table:table-cell office:value-type="float" office:value="-58.666" calcext:value-type="float">
            <text:p>-58.666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17.665" calcext:value-type="float">
            <text:p>117.665</text:p>
          </table:table-cell>
          <table:table-cell office:value-type="float" office:value="-58.674" calcext:value-type="float">
            <text:p>-58.67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96.329" calcext:value-type="float">
            <text:p>96.329</text:p>
          </table:table-cell>
          <table:table-cell office:value-type="float" office:value="-66.548" calcext:value-type="float">
            <text:p>-66.548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99.59" calcext:value-type="float">
            <text:p>99.59</text:p>
          </table:table-cell>
          <table:table-cell office:value-type="float" office:value="-66.48" calcext:value-type="float">
            <text:p>-66.48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96.1936" calcext:value-type="float">
            <text:p>96.1936</text:p>
          </table:table-cell>
          <table:table-cell office:value-type="float" office:value="-53.7972" calcext:value-type="float">
            <text:p>-53.7972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99.6696" calcext:value-type="float">
            <text:p>99.6696</text:p>
          </table:table-cell>
          <table:table-cell office:value-type="float" office:value="-53.7972" calcext:value-type="float">
            <text:p>-53.7972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96.1917" calcext:value-type="float">
            <text:p>96.1917</text:p>
          </table:table-cell>
          <table:table-cell office:value-type="float" office:value="-59.435999" calcext:value-type="float">
            <text:p>-59.435999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99.6677" calcext:value-type="float">
            <text:p>99.6677</text:p>
          </table:table-cell>
          <table:table-cell office:value-type="float" office:value="-59.435999" calcext:value-type="float">
            <text:p>-59.435999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19.6" calcext:value-type="float">
            <text:p>119.6</text:p>
          </table:table-cell>
          <table:table-cell office:value-type="float" office:value="-62.55" calcext:value-type="float">
            <text:p>-62.55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110.49" calcext:value-type="float">
            <text:p>110.49</text:p>
          </table:table-cell>
          <table:table-cell office:value-type="float" office:value="-67.3824" calcext:value-type="float">
            <text:p>-67.3824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110.49" calcext:value-type="float">
            <text:p>110.49</text:p>
          </table:table-cell>
          <table:table-cell office:value-type="float" office:value="-63.9064" calcext:value-type="float">
            <text:p>-63.9064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96.1955" calcext:value-type="float">
            <text:p>96.1955</text:p>
          </table:table-cell>
          <table:table-cell office:value-type="float" office:value="-62.992" calcext:value-type="float">
            <text:p>-62.992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99.6715" calcext:value-type="float">
            <text:p>99.6715</text:p>
          </table:table-cell>
          <table:table-cell office:value-type="float" office:value="-62.992" calcext:value-type="float">
            <text:p>-62.992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141.224" calcext:value-type="float">
            <text:p>141.224</text:p>
          </table:table-cell>
          <table:table-cell office:value-type="float" office:value="-50.991" calcext:value-type="float">
            <text:p>-50.991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-50.991" calcext:value-type="float">
            <text:p>-50.991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151.69" calcext:value-type="float">
            <text:p>151.69</text:p>
          </table:table-cell>
          <table:table-cell office:value-type="float" office:value="-50.546" calcext:value-type="float">
            <text:p>-50.546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153.162" calcext:value-type="float">
            <text:p>153.162</text:p>
          </table:table-cell>
          <table:table-cell office:value-type="float" office:value="-50.546" calcext:value-type="float">
            <text:p>-50.546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190.0955" calcext:value-type="float">
            <text:p>190.0955</text:p>
          </table:table-cell>
          <table:table-cell office:value-type="float" office:value="-45.974" calcext:value-type="float">
            <text:p>-45.97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186.5865" calcext:value-type="float">
            <text:p>186.5865</text:p>
          </table:table-cell>
          <table:table-cell office:value-type="float" office:value="-45.974" calcext:value-type="float">
            <text:p>-45.97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6.802" calcext:value-type="float">
            <text:p>66.802</text:p>
          </table:table-cell>
          <table:table-cell office:value-type="float" office:value="-106.998" calcext:value-type="float">
            <text:p>-106.998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40</text:p>
          </table:table-cell>
          <table:table-cell office:value-type="float" office:value="182.9835" calcext:value-type="float">
            <text:p>182.9835</text:p>
          </table:table-cell>
          <table:table-cell office:value-type="float" office:value="-45.974" calcext:value-type="float">
            <text:p>-45.97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41</text:p>
          </table:table-cell>
          <table:table-cell office:value-type="float" office:value="190.1425" calcext:value-type="float">
            <text:p>190.1425</text:p>
          </table:table-cell>
          <table:table-cell office:value-type="float" office:value="-41.91" calcext:value-type="float">
            <text:p>-41.91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3.473999" calcext:value-type="float">
            <text:p>83.473999</text:p>
          </table:table-cell>
          <table:table-cell office:value-type="float" office:value="-97.119" calcext:value-type="float">
            <text:p>-97.119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43</text:p>
          </table:table-cell>
          <table:table-cell office:value-type="float" office:value="135.255" calcext:value-type="float">
            <text:p>135.255</text:p>
          </table:table-cell>
          <table:table-cell office:value-type="float" office:value="-97.092" calcext:value-type="float">
            <text:p>-97.092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44</text:p>
          </table:table-cell>
          <table:table-cell office:value-type="float" office:value="186.944" calcext:value-type="float">
            <text:p>186.944</text:p>
          </table:table-cell>
          <table:table-cell office:value-type="float" office:value="-97.092" calcext:value-type="float">
            <text:p>-97.092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45</text:p>
          </table:table-cell>
          <table:table-cell office:value-type="float" office:value="81.949999" calcext:value-type="float">
            <text:p>81.949999</text:p>
          </table:table-cell>
          <table:table-cell office:value-type="float" office:value="-88.229" calcext:value-type="float">
            <text:p>-88.229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46</text:p>
          </table:table-cell>
          <table:table-cell office:value-type="float" office:value="133.731" calcext:value-type="float">
            <text:p>133.731</text:p>
          </table:table-cell>
          <table:table-cell office:value-type="float" office:value="-88.202" calcext:value-type="float">
            <text:p>-88.20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47</text:p>
          </table:table-cell>
          <table:table-cell office:value-type="float" office:value="185.42" calcext:value-type="float">
            <text:p>185.42</text:p>
          </table:table-cell>
          <table:table-cell office:value-type="float" office:value="-88.202" calcext:value-type="float">
            <text:p>-88.20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48</text:p>
          </table:table-cell>
          <table:table-cell office:value-type="float" office:value="83.473999" calcext:value-type="float">
            <text:p>83.473999</text:p>
          </table:table-cell>
          <table:table-cell office:value-type="float" office:value="-88.228" calcext:value-type="float">
            <text:p>-88.228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49</text:p>
          </table:table-cell>
          <table:table-cell office:value-type="float" office:value="135.255" calcext:value-type="float">
            <text:p>135.255</text:p>
          </table:table-cell>
          <table:table-cell office:value-type="float" office:value="-88.201" calcext:value-type="float">
            <text:p>-88.201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65.151" calcext:value-type="float">
            <text:p>65.151</text:p>
          </table:table-cell>
          <table:table-cell office:value-type="float" office:value="-106.998" calcext:value-type="float">
            <text:p>-106.998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186.944" calcext:value-type="float">
            <text:p>186.944</text:p>
          </table:table-cell>
          <table:table-cell office:value-type="float" office:value="-88.201" calcext:value-type="float">
            <text:p>-88.201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51</text:p>
          </table:table-cell>
          <table:table-cell office:value-type="float" office:value="81.949999" calcext:value-type="float">
            <text:p>81.949999</text:p>
          </table:table-cell>
          <table:table-cell office:value-type="float" office:value="-97.119" calcext:value-type="float">
            <text:p>-97.119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52</text:p>
          </table:table-cell>
          <table:table-cell office:value-type="float" office:value="133.731" calcext:value-type="float">
            <text:p>133.731</text:p>
          </table:table-cell>
          <table:table-cell office:value-type="float" office:value="-97.092" calcext:value-type="float">
            <text:p>-97.092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53</text:p>
          </table:table-cell>
          <table:table-cell office:value-type="float" office:value="185.42" calcext:value-type="float">
            <text:p>185.42</text:p>
          </table:table-cell>
          <table:table-cell office:value-type="float" office:value="-97.092" calcext:value-type="float">
            <text:p>-97.092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54</text:p>
          </table:table-cell>
          <table:table-cell office:value-type="float" office:value="190.1425" calcext:value-type="float">
            <text:p>190.1425</text:p>
          </table:table-cell>
          <table:table-cell office:value-type="float" office:value="-43.942" calcext:value-type="float">
            <text:p>-43.942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55</text:p>
          </table:table-cell>
          <table:table-cell office:value-type="float" office:value="83.346999" calcext:value-type="float">
            <text:p>83.346999</text:p>
          </table:table-cell>
          <table:table-cell office:value-type="float" office:value="-91.9985" calcext:value-type="float">
            <text:p>-91.9985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56</text:p>
          </table:table-cell>
          <table:table-cell office:value-type="float" office:value="135.128" calcext:value-type="float">
            <text:p>135.128</text:p>
          </table:table-cell>
          <table:table-cell office:value-type="float" office:value="-91.9715" calcext:value-type="float">
            <text:p>-91.9715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57</text:p>
          </table:table-cell>
          <table:table-cell office:value-type="float" office:value="186.817" calcext:value-type="float">
            <text:p>186.817</text:p>
          </table:table-cell>
          <table:table-cell office:value-type="float" office:value="-91.9715" calcext:value-type="float">
            <text:p>-91.9715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58</text:p>
          </table:table-cell>
          <table:table-cell office:value-type="float" office:value="73.694999" calcext:value-type="float">
            <text:p>73.694999</text:p>
          </table:table-cell>
          <table:table-cell office:value-type="float" office:value="-84.3785" calcext:value-type="float">
            <text:p>-84.3785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59</text:p>
          </table:table-cell>
          <table:table-cell office:value-type="float" office:value="125.476" calcext:value-type="float">
            <text:p>125.476</text:p>
          </table:table-cell>
          <table:table-cell office:value-type="float" office:value="-84.3515" calcext:value-type="float">
            <text:p>-84.3515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45.542" calcext:value-type="float">
            <text:p>145.542</text:p>
          </table:table-cell>
          <table:table-cell office:value-type="float" office:value="-50.9892" calcext:value-type="float">
            <text:p>-50.9892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77.165" calcext:value-type="float">
            <text:p>177.165</text:p>
          </table:table-cell>
          <table:table-cell office:value-type="float" office:value="-84.3515" calcext:value-type="float">
            <text:p>-84.3515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79.629" calcext:value-type="float">
            <text:p>79.629</text:p>
          </table:table-cell>
          <table:table-cell office:value-type="float" office:value="-63.945" calcext:value-type="float">
            <text:p>-63.945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96.1917" calcext:value-type="float">
            <text:p>96.1917</text:p>
          </table:table-cell>
          <table:table-cell office:value-type="float" office:value="-55.829199" calcext:value-type="float">
            <text:p>-55.829199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47.066" calcext:value-type="float">
            <text:p>147.066</text:p>
          </table:table-cell>
          <table:table-cell office:value-type="float" office:value="-50.9892" calcext:value-type="float">
            <text:p>-50.989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67.407" calcext:value-type="float">
            <text:p>67.407</text:p>
          </table:table-cell>
          <table:table-cell office:value-type="float" office:value="-78.534" calcext:value-type="float">
            <text:p>-78.534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87.455" calcext:value-type="float">
            <text:p>87.455</text:p>
          </table:table-cell>
          <table:table-cell office:value-type="float" office:value="-68.423" calcext:value-type="float">
            <text:p>-68.423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15.9025" calcext:value-type="float">
            <text:p>115.9025</text:p>
          </table:table-cell>
          <table:table-cell office:value-type="float" office:value="-61.534" calcext:value-type="float">
            <text:p>-61.53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78.035" calcext:value-type="float">
            <text:p>178.035</text:p>
          </table:table-cell>
          <table:table-cell office:value-type="float" office:value="-66.965" calcext:value-type="float">
            <text:p>-66.965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157.988" calcext:value-type="float">
            <text:p>157.988</text:p>
          </table:table-cell>
          <table:table-cell office:value-type="float" office:value="-60.071" calcext:value-type="float">
            <text:p>-60.071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129.286" calcext:value-type="float">
            <text:p>129.286</text:p>
          </table:table-cell>
          <table:table-cell office:value-type="float" office:value="-82.361" calcext:value-type="float">
            <text:p>-82.361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U13</text:p>
          </table:table-cell>
          <table:table-cell office:value-type="float" office:value="169.413" calcext:value-type="float">
            <text:p>169.413</text:p>
          </table:table-cell>
          <table:table-cell office:value-type="float" office:value="-73.773" calcext:value-type="float">
            <text:p>-73.773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float" office:value="180.975" calcext:value-type="float">
            <text:p>180.975</text:p>
          </table:table-cell>
          <table:table-cell office:value-type="float" office:value="-82.361" calcext:value-type="float">
            <text:p>-82.361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U15</text:p>
          </table:table-cell>
          <table:table-cell office:value-type="float" office:value="221.102" calcext:value-type="float">
            <text:p>221.102</text:p>
          </table:table-cell>
          <table:table-cell office:value-type="float" office:value="-73.773" calcext:value-type="float">
            <text:p>-73.773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149.0138" calcext:value-type="float">
            <text:p>149.0138</text:p>
          </table:table-cell>
          <table:table-cell office:value-type="float" office:value="-51.168" calcext:value-type="float">
            <text:p>-51.168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U17</text:p>
          </table:table-cell>
          <table:table-cell office:value-type="float" office:value="198.206" calcext:value-type="float">
            <text:p>198.206</text:p>
          </table:table-cell>
          <table:table-cell office:value-type="float" office:value="-44.466" calcext:value-type="float">
            <text:p>-44.46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11.19" calcext:value-type="float">
            <text:p>111.19</text:p>
          </table:table-cell>
          <table:table-cell office:value-type="float" office:value="-50.608" calcext:value-type="float">
            <text:p>-50.608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77.504999" calcext:value-type="float">
            <text:p>77.504999</text:p>
          </table:table-cell>
          <table:table-cell office:value-type="float" office:value="-82.388" calcext:value-type="float">
            <text:p>-82.388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73.74" calcext:value-type="float">
            <text:p>73.74</text:p>
          </table:table-cell>
          <table:table-cell office:value-type="float" office:value="-100.33" calcext:value-type="float">
            <text:p>-100.33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86.425" calcext:value-type="float">
            <text:p>86.425</text:p>
          </table:table-cell>
          <table:table-cell office:value-type="float" office:value="-47.879" calcext:value-type="float">
            <text:p>-47.879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70.485" calcext:value-type="float">
            <text:p>70.485</text:p>
          </table:table-cell>
          <table:table-cell office:value-type="float" office:value="-63.689" calcext:value-type="float">
            <text:p>-63.689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48.7932" calcext:value-type="float">
            <text:p>148.7932</text:p>
          </table:table-cell>
          <table:table-cell office:value-type="float" office:value="-59.182" calcext:value-type="float">
            <text:p>-59.182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17.631999" calcext:value-type="float">
            <text:p>117.631999</text:p>
          </table:table-cell>
          <table:table-cell office:value-type="float" office:value="-73.8" calcext:value-type="float">
            <text:p>-73.8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165.608" calcext:value-type="float">
            <text:p>165.608</text:p>
          </table:table-cell>
          <table:table-cell office:value-type="float" office:value="-60.096" calcext:value-type="float">
            <text:p>-60.096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9T20:00:42.245000000</dc:date>
    <meta:editing-duration>PT41S</meta:editing-duration>
    <meta:editing-cycles>1</meta:editing-cycles>
    <meta:document-statistic meta:table-count="1" meta:cell-count="890" meta:object-count="0"/>
    <meta:generator>LibreOffice/7.5.4.2$Windows_X86_64 LibreOffice_project/36ccfdc35048b057fd9854c757a8b67ec53977b6</meta:generator>
  </office:meta>
</office:document-meta>
</file>